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GWV Projekt: 15-Puzz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F. Degenhardt, B. Cordt, P. Hölz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rid Repräs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“CSV” Format</text:p>
                <text:list>
                  <text:list-item>
                    <text:p>1;2;3;4 […] 13;14;15;</text:p>
                  </text:list-item>
                </text:list>
              </text:list-item>
              <text:list-item>
                <text:p>grid = [x.strip().split(";") for x in lines]</text:p>
                <text:list>
                  <text:list-item>
                    <text:p>Leere Kachel empty str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ssible_moves 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def possible_moves(grid):</text:p>
                <text:p><text:s text:c="4"/>x, y = find(grid)</text:p>
                <text:p><text:s text:c="4"/>ret = []</text:p>
                <text:p><text:s text:c="4"/>if y != 0:</text:p>
                <text:p><text:s text:c="8"/>ret += 'u'</text:p>
                <text:p><text:s text:c="4"/>if y != len(grid)-1:</text:p>
                <text:p><text:s text:c="8"/>ret += 'd'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ssible_moves I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[...]</text:p>
                <text:p>if x != 0:</text:p>
                <text:p><text:s text:c="8"/>ret += 'l'</text:p>
                <text:p><text:s text:c="4"/>if x != len(grid[0])-1:</text:p>
                <text:p><text:s text:c="8"/>ret += 'r'</text:p>
                <text:p><text:s text:c="4"/>return re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ve I</text:p>
          </draw:text-box>
        </draw:frame>
        <draw:frame presentation:style-name="pr5" draw:layer="layout" svg:width="27.21cm" svg:height="12.18cm" svg:x="0.73cm" svg:y="5.588cm" presentation:class="outline" presentation:user-transformed="true">
          <draw:text-box>
            <text:list text:style-name="L3">
              <text:list-header>
                <text:p>def move(grid, d):</text:p>
                <text:p><text:s text:c="4"/>ret = copy.deepcopy(grid)</text:p>
                <text:p><text:s text:c="4"/>x, y = find(grid)</text:p>
                <text:p><text:s text:c="4"/>if d == 'u':</text:p>
                <text:p><text:s text:c="12"/>ret[y][x], ret[y-1][x] = ret[y-1][x], ret[y][x]</text:p>
                <text:p><text:s text:c="4"/>elif d == 'd':</text:p>
                <text:p><text:s text:c="12"/>ret[y][x], ret[y+1][x] = ret[y+1][x], ret[y][x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ve II</text:p>
          </draw:text-box>
        </draw:frame>
        <draw:frame presentation:style-name="pr5" draw:layer="layout" svg:width="27.178cm" svg:height="12.18cm" svg:x="0.508cm" svg:y="5.334cm" presentation:class="outline" presentation:user-transformed="true">
          <draw:text-box>
            <text:list text:style-name="L3">
              <text:list-header>
                <text:p>[...]</text:p>
                <text:p>elif d == 'l':</text:p>
                <text:p><text:s text:c="12"/>ret[y][x], ret[y][x-1] = ret[y][x-1], ret[y][x]</text:p>
                <text:p><text:s text:c="4"/>elif d == 'r':</text:p>
                <text:p><text:s text:c="12"/>ret[y][x], ret[y][x+1] = ret[y][x+1], ret[y][x]</text:p>
                <text:p><text:s text:c="4"/>return re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euristic</text:p>
          </draw:text-box>
        </draw:frame>
        <draw:frame presentation:style-name="pr5" draw:layer="layout" svg:width="29.118cm" svg:height="12.18cm" svg:x="-0.1cm" svg:y="4.643cm" presentation:class="outline" presentation:user-transformed="true">
          <draw:text-box>
            <text:list text:style-name="L3">
              <text:list-header>
                <text:p>def heuristic(grid):</text:p>
                <text:p><text:s text:c="4"/>s = 0</text:p>
                <text:p><text:s text:c="4"/>for x, y in [(x, y) for x in range(4) for y in range(4)]:</text:p>
                <text:p><text:s text:c="8"/>try:</text:p>
                <text:p><text:s text:c="12"/>n = int(grid[y][x])</text:p>
                <text:p><text:s text:c="8"/>except ValueError:</text:p>
                <text:p><text:s text:c="12"/>n = 16</text:p>
                <text:p><text:s text:c="8"/>s += abs(y - ((n-1)/4)) + abs(x - ((n-1)%4))</text:p>
                <text:p><text:s text:c="4"/>return 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_add / search I</text:p>
          </draw:text-box>
        </draw:frame>
        <draw:frame presentation:style-name="pr5" draw:layer="layout" svg:width="26.486cm" svg:height="12.18cm" svg:x="1cm" svg:y="3.7cm" presentation:class="outline" presentation:user-transformed="true">
          <draw:text-box>
            <text:list text:style-name="L3">
              <text:list-item>
                <text:p>def f_add(frontier, path):</text:p>
                <text:p><text:s text:c="4"/>return sorted(frontier + [path], key=lambda p: heuristic(p[-1]) + len(p))</text:p>
              </text:list-item>
              <text:list-item>
                <text:p>def search(grid):</text:p>
                <text:p><text:s text:c="4"/>frontier = [[grid]]</text:p>
                <text:p><text:s text:c="4"/>count = 0</text:p>
                <text:p><text:s text:c="4"/>while frontier:</text:p>
                <text:p><text:s text:c="8"/>count += 1</text:p>
                <text:p><text:s text:c="8"/>path = frontier[0]</text:p>
                <text:p><text:s text:c="8"/>del frontier[0]</text:p>
                <text:p><text:s text:c="8"/>current_grid = path[-1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arch II</text:p>
          </draw:text-box>
        </draw:frame>
        <draw:frame presentation:style-name="pr5" draw:layer="layout" svg:width="29.488cm" svg:height="12.18cm" svg:x="-0.5cm" svg:y="5.7cm" presentation:class="outline" presentation:user-transformed="true">
          <draw:text-box>
            <text:list text:style-name="L3">
              <text:list-header>
                <text:p>[...]</text:p>
                <text:p>if heuristic(current_grid) == 0:</text:p>
                <text:p><text:s text:c="12"/>for g in path: print_grid(g)</text:p>
                <text:p><text:s text:c="12"/>return True</text:p>
                <text:p>for m in possible_moves(current_grid):</text:p>
                <text:p><text:s text:c="12"/>next_grid = move(current_grid, m)</text:p>
                <text:p><text:s text:c="12"/>if not next_grid in path:</text:p>
                <text:p><text:s text:c="16"/>frontier = f_add(frontier, path + [next_grid]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6:02:13.672028722</meta:creation-date>
    <meta:editing-duration>PT22M13S</meta:editing-duration>
    <meta:editing-cycles>6</meta:editing-cycles>
    <meta:generator>LibreOffice/5.4.3.2$Linux_X86_64 LibreOffice_project/40m0$Build-2</meta:generator>
    <dc:date>2018-01-26T16:35:49.624549267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